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333333" draw:marker-start-width="0.5cm" draw:marker-end-width="0.5cm" draw:fill="none" draw:textarea-horizontal-align="justify" draw:textarea-vertical-align="middle" draw:auto-grow-height="false" fo:min-height="1.164cm" fo:min-width="0.986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333333" draw:marker-start-width="0.5cm" draw:marker-end-width="0.5cm" draw:fill="none" draw:textarea-horizontal-align="justify" draw:textarea-vertical-align="middle" draw:auto-grow-height="false" fo:min-height="1.064cm" fo:min-width="0.886cm" fo:padding-top="0.175cm" fo:padding-bottom="0.175cm" fo:padding-left="0.3cm" fo:padding-right="0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xml:id="id1" draw:id="id1" draw:layer="layout" svg:width="2.1cm" svg:height="2cm" svg:x="9.2cm" svg:y="3.4cm">
          <text:p text:style-name="P1">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.1cm" svg:height="2cm" svg:x="7.1cm" svg:y="7.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2.1cm" svg:height="2cm" svg:x="11.6cm" svg:y="7.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25cm" svg:y1="5.4cm" svg:x2="8.893cm" svg:y2="7.793cm" draw:start-shape="id1" draw:start-glue-point="8" draw:end-shape="id2" draw:end-glue-point="11" svg:d="M10250 5400l-1357 2393" svg:viewBox="0 0 1358 2394">
          <text:p/>
        </draw:connector>
        <draw:connector draw:style-name="gr3" draw:text-style-name="P2" draw:layer="layout" draw:type="line" svg:x1="10.25cm" svg:y1="5.4cm" svg:x2="11.907cm" svg:y2="7.793cm" draw:start-shape="id1" draw:start-glue-point="8" draw:end-shape="id3" draw:end-glue-point="5" svg:d="M10250 5400l1657 2393" svg:viewBox="0 0 1658 2394">
          <text:p/>
        </draw:connector>
        <draw:custom-shape draw:style-name="gr2" draw:text-style-name="P2" xml:id="id4" draw:id="id4" draw:layer="layout" svg:width="2.1cm" svg:height="2cm" svg:x="9.2cm" svg:y="11.5cm">
          <text:p text:style-name="P1">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2.1cm" svg:height="2cm" svg:x="7.101cm" svg:y="14.301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25cm" svg:y1="13.5cm" svg:x2="8.894cm" svg:y2="14.594cm" draw:start-shape="id4" draw:start-glue-point="8" draw:end-shape="id5" draw:end-glue-point="11" svg:d="M10250 13500l-1356 1094" svg:viewBox="0 0 1357 1095">
          <text:p/>
        </draw:connector>
        <draw:connector draw:style-name="gr3" draw:text-style-name="P2" draw:layer="layout" draw:type="line" svg:x1="10.25cm" svg:y1="13.5cm" svg:x2="11.607cm" svg:y2="14.593cm" draw:start-shape="id4" draw:start-glue-point="8" draw:end-shape="id6" draw:end-glue-point="5" svg:d="M10250 13500l1357 1093" svg:viewBox="0 0 1358 1094">
          <text:p/>
        </draw:connector>
        <draw:custom-shape draw:style-name="gr2" draw:text-style-name="P2" xml:id="id7" draw:id="id7" draw:layer="layout" svg:width="2.1cm" svg:height="2cm" svg:x="9.3cm" svg:y="17.1cm">
          <text:p text:style-name="P1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2.1cm" svg:height="2cm" svg:x="7.2cm" svg:y="19.9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35cm" svg:y1="19.1cm" svg:x2="8.993cm" svg:y2="20.193cm" draw:start-shape="id7" draw:start-glue-point="8" draw:end-shape="id8" draw:end-glue-point="11" svg:d="M10350 19100l-1357 1093" svg:viewBox="0 0 1358 1094">
          <text:p/>
        </draw:connector>
        <draw:connector draw:style-name="gr3" draw:text-style-name="P2" draw:layer="layout" draw:type="line" svg:x1="10.35cm" svg:y1="19.1cm" svg:x2="12.207cm" svg:y2="20.319cm" draw:start-shape="id7" draw:start-glue-point="8" draw:end-shape="id9" draw:end-glue-point="5" svg:d="M10350 19100l1857 1219" svg:viewBox="0 0 1858 1220">
          <text:p/>
        </draw:connector>
        <draw:custom-shape draw:style-name="gr2" draw:text-style-name="P2" xml:id="id6" draw:id="id6" draw:layer="layout" svg:width="2.1cm" svg:height="2cm" svg:x="11.3cm" svg:y="14.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2.1cm" svg:height="2cm" svg:x="11.9cm" svg:y="20.02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2.1cm" svg:height="2cm" svg:x="13.6cm" svg:y="17.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2.35cm" svg:y1="16.3cm" svg:x2="11.093cm" svg:y2="17.393cm" draw:start-shape="id6" draw:start-glue-point="8" draw:end-shape="id7" draw:end-glue-point="11" svg:d="M12350 16300l-1257 1093" svg:viewBox="0 0 1258 1094">
          <text:p/>
        </draw:connector>
        <draw:connector draw:style-name="gr3" draw:text-style-name="P2" draw:layer="layout" draw:type="line" svg:x1="12.35cm" svg:y1="16.3cm" svg:x2="13.907cm" svg:y2="17.393cm" draw:start-shape="id6" draw:start-glue-point="8" draw:end-shape="id10" draw:end-glue-point="5" svg:d="M12350 16300l1557 1093" svg:viewBox="0 0 1558 10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驛正黑" svg:font-family="文泉驛正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驛正黑" style:font-size-asian="24pt" style:language-asian="zh" style:country-asian="TW" style:font-name-complex="文泉驛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正黑" style:font-family-asian="文泉驛正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5T15:28:25.805897143</meta:creation-date>
    <dc:date>2018-06-15T20:21:30.998070961</dc:date>
    <meta:editing-duration>PT49M10S</meta:editing-duration>
    <meta:editing-cycles>3</meta:editing-cycles>
    <meta:generator>LibreOffice/6.0.4.2$Linux_X86_64 LibreOffice_project/00m0$Build-2</meta:generator>
    <meta:document-statistic meta:object-count="18"/>
  </office:meta>
</office:document-meta>
</file>